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asser de factrice à développeur web est une transition intéressante qui peut valoriser plusieurs compétences transférables. Voici quelques compétences que vous avez acquises en tant que factrice et que vous pouvez mettre en valeur dans votre rôle de développeur web :</text:p>
      <text:list text:style-name="L1">
        <text:list-item>
          <text:p text:style-name="P1"><text:span text:style-name="Strong_20_Emphasis">Organisation et gestion du temps :</text:span></text:p>
          <text:list>
            <text:list-item>
              <text:p text:style-name="P2">En tant que factrice, vous avez géré efficacement votre temps pour respecter les délais de livraison. Cette compétence est cruciale dans le développement web pour gérer les projets, respecter les deadlines et prioriser les tâches.</text:p>
            </text:list-item>
          </text:list>
        </text:list-item>
        <text:list-item>
          <text:p text:style-name="P1"><text:span text:style-name="Strong_20_Emphasis">Orientation client et service :</text:span></text:p>
          <text:list>
            <text:list-item>
              <text:p text:style-name="P2">Vous avez une expérience directe avec les clients en tant que factrice, répondant à leurs besoins et fournissant un service de qualité. Cette capacité à comprendre et à répondre aux besoins des utilisateurs est précieuse dans le développement web pour créer des interfaces intuitives et conviviales.</text:p>
            </text:list-item>
          </text:list>
        </text:list-item>
        <text:list-item>
          <text:p text:style-name="P1"><text:span text:style-name="Strong_20_Emphasis">Attention aux détails :</text:span></text:p>
          <text:list>
            <text:list-item>
              <text:p text:style-name="P2">La précision est essentielle dans la distribution du courrier pour éviter les erreurs. Cette compétence se traduit bien dans le développement web où chaque détail compte, que ce soit pour écrire du code propre, tester des fonctionnalités ou assurer la qualité du produit final.</text:p>
            </text:list-item>
          </text:list>
        </text:list-item>
        <text:list-item>
          <text:p text:style-name="P1"><text:span text:style-name="Strong_20_Emphasis">Adaptabilité au changement :</text:span></text:p>
          <text:list>
            <text:list-item>
              <text:p text:style-name="P2">En tant que factrice, vous avez fait face à divers défis tels que les changements de route, les conditions météorologiques imprévues, etc. Cette capacité d'adaptation est cruciale dans le domaine du développement web, où les technologies et les méthodes évoluent rapidement.</text:p>
            </text:list-item>
          </text:list>
        </text:list-item>
        <text:list-item>
          <text:p text:style-name="P1"><text:span text:style-name="Strong_20_Emphasis">Communication efficace :</text:span></text:p>
          <text:list>
            <text:list-item>
              <text:p text:style-name="P2">Vous avez développé des compétences en communication claire et concise en interagissant avec vos collègues et les clients en tant que factrice. Cette compétence est essentielle pour travailler en équipe de développement, collaborer avec des designers, des gestionnaires de projet et des clients.</text:p>
            </text:list-item>
          </text:list>
        </text:list-item>
        <text:list-item>
          <text:p text:style-name="P1"><text:span text:style-name="Strong_20_Emphasis">Résolution de problèmes :</text:span></text:p>
          <text:list>
            <text:list-item>
              <text:p text:style-name="P2">En livrant le courrier, vous avez probablement dû résoudre des problèmes tels que les adresses incorrectes, les colis manquants, etc. Cette capacité à identifier les problèmes et à trouver des solutions est extrêmement précieuse dans le développement web pour diagnostiquer et corriger les bugs, optimiser les performances, etc.</text:p>
            </text:list-item>
          </text:list>
        </text:list-item>
        <text:list-item>
          <text:p text:style-name="P1"><text:span text:style-name="Strong_20_Emphasis">Sens de la sécurité :</text:span></text:p>
          <text:list>
            <text:list-item>
              <text:p text:style-name="P1">En tant que factrice, vous avez respecté des protocoles de sécurité pour assurer la confidentialité des courriers. Ce souci de la sécurité des données et des applications est crucial dans le développement web, notamment en ce qui concerne la protection contre les cyber-menaces et la sécurisation des données sensibles.</text:p>
            </text:list-item>
          </text:list>
        </text:list-item>
      </text:list>
      <text:p text:style-name="Text_20_body">En mettant en avant ces compétences transférables dans votre CV et lors des entretiens, vous pouvez montrer aux employeurs potentiels que vous avez les qualités nécessaires pour réussir en tant que développeur web, même si votre expérience précédente est différente.</text:p>
      <text:p text:style-name="P3"><text:soft-page-brea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9T22:23:58.230000000</meta:creation-date>
    <dc:date>2024-08-29T22:25:39.376000000</dc:date>
    <meta:editing-duration>PT1M41S</meta:editing-duration>
    <meta:editing-cycles>1</meta:editing-cycles>
    <meta:document-statistic meta:table-count="0" meta:image-count="0" meta:object-count="0" meta:page-count="2" meta:paragraph-count="16" meta:word-count="432" meta:character-count="2763" meta:non-whitespace-character-count="2361"/>
    <meta:generator>LibreOffice/24.2.5.2$Windows_X86_64 LibreOffice_project/bffef4ea93e59bebbeaf7f431bb02b1a39ee8a59</meta:generator>
  </office:meta>
</office:document-meta>
</file>